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653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31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2.873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2.5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fo:background-color="#ffffd7" fo:wrap-option="wrap" style:rotation-align="none" style:vertical-align="top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6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33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/>
    </style:style>
    <style:style style:name="T4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/>
    </style:style>
  </office:automatic-styles>
  <office:body>
    <office:spreadsheet>
      <table:calculation-settings table:automatic-find-labels="false" table:use-regular-expressions="false" table:use-wildcards="true"/>
      <table:table table:name="exercicio 1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1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20" office:value-type="string" calcext:value-type="string" table:number-columns-spanned="5" table:number-rows-spanned="1">
            <text:p>Supondo um computador IAS, escreva um programa (ver comandos na tabela) para: gravar o valor 2 no endereço 2 da memória, depois ler o conteúdo da memória no endereço 3 e multiplicar este valor por 2, depois armazenar este resultado no endereço 4. Então testar se este mesmo valor for maior que 5 e caso for armazenar no endereço 5. Encerrar o programa com um laço infinito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STOR M(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LOAD M(3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SH</text:p>
          </table:table-cell>
          <table:table-cell table:style-name="ce10"/>
          <table:table-cell table:style-name="ce17" office:value-type="string" calcext:value-type="string">
            <text:p>LSH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STOR M(4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SUB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string" calcext:value-type="string">
            <text:p>JUMP + M(7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JUMP M(6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ADD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string" calcext:value-type="string">
            <text:p>STOR M(5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M(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7" table:number-columns-repeated="3"/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ercício 2" table:style-name="ta1">
        <table:table-column table:style-name="co1" table:default-cell-style-name="ce2"/>
        <table:table-column table:style-name="co11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2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20" office:value-type="string" calcext:value-type="string" table:number-columns-spanned="5" table:number-rows-spanned="1">
            <text:p>Supondo um computador IAS , escreva as instruções de um programa (ver comandos na tabela) para ler o conteúdo do endereço 12 da memória, multiplicar este por 2, depois caso for maior ou igual a 10, somar o valor 5 e armazenar o conteúdo no endereço 12, caso contrário subtrair 1 e armazenar no endereço 18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LOAD M(1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SH</text:p>
          </table:table-cell>
          <table:table-cell table:style-name="ce10"/>
          <table:table-cell table:style-name="ce17" office:value-type="string" calcext:value-type="string">
            <text:p>LSH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SUB M(20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+ M(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ADD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string" calcext:value-type="string">
            <text:p>SUB M(17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STOR M(1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ADD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ADD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STOR M(1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10" calcext:value-type="float">
            <text:p>10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ercício 3" table:style-name="ta1">
        <table:table-column table:style-name="co1" table:default-cell-style-name="ce2"/>
        <table:table-column table:style-name="co1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3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20" office:value-type="string" calcext:value-type="string" table:number-columns-spanned="5" table:number-rows-spanned="1">
            <text:p>Supondo um computador IAS que tenha uma porta de entrada do mouse com endereço 1 , escreva as instruções de um programa (ver comandos na tabela) para ficar lendo a entrada e quando o valor da porta de entrada valer &gt;=4 deve-se escrever "1" no endereço 14, quando a entrada valer &gt;=6 deve-se escrever "2" no endereço 15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JUMP M(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LOAD M(1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string" calcext:value-type="string">
            <text:p>SUB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+ M(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LOAD M(1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4" calcext:value-type="float">
            <text:p>14</text:p>
          </table:table-cell>
          <table:table-cell table:style-name="ce17" office:value-type="string" calcext:value-type="string">
            <text:p>STOR M(14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4" calcext:value-type="float">
            <text:p>4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">
      <number:number number:decimal-places="1" number:min-decimal-places="1" number:min-integer-digits="1"/>
    </number:number-style>
    <number:number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157E+308" style:apply-style-name="N157P0"/>
    </number:text-style>
    <number:date-style style:name="N156P0" style:volatile="true">
      <number:day/>
      <number:text>/</number:text>
      <number:month/>
    </number:date-style>
    <number:text-style style:name="N156">
      <number:text-content/>
      <style:map style:condition="value()&lt;=1.7976931348623157E+308" style:apply-style-name="N156P0"/>
    </number:text-style>
    <number:number-style style:name="N15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48">
      <number:day/>
      <number:text>/</number:text>
      <number:month/>
      <number:text>/</number:text>
      <number:year number:style="long"/>
    </number:date-style>
    <number:date-style style:name="N147">
      <number:day/>
      <number:text>/</number:text>
      <number:month number:textual="true"/>
      <number:text>/</number:text>
      <number:year/>
    </number:date-style>
    <number:date-style style:name="N146">
      <number:day/>
      <number:text>/</number:text>
      <number:month number:textual="true"/>
    </number:date-style>
    <number:date-style style:name="N145">
      <number:month number:textual="true"/>
      <number:text>/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R$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">
      <number:number number:decimal-places="4" number:min-decimal-places="4" number:min-integer-digits="1"/>
    </number:number-style>
    <number:date-style style:name="N118P0" style:volatile="true">
      <number:day/>
      <number:text>/</number:text>
      <number:month/>
      <number:text>/</number:text>
      <number:year/>
    </number:date-style>
    <number:text-style style:name="N118">
      <number:text-content/>
      <style:map style:condition="value()&lt;=1.7976931348623157E+308" style:apply-style-name="N118P0"/>
    </number:text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time-style style:name="N172">
      <number:minutes number:style="long"/>
      <number:text>:</number:text>
      <number:seconds number:style="long"/>
    </number:time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time-style style:name="N171P0" style:volatile="true">
      <number:hours/>
      <number:text>:</number:text>
      <number:minutes number:style="long"/>
    </number:time-style>
    <number:text-style style:name="N171">
      <number:text-content/>
      <style:map style:condition="value()&lt;=1.7976931348623157E+308" style:apply-style-name="N171P0"/>
    </number:text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141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41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4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4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3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3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date-style style:name="N10137" number:language="pt" number:country="BR">
      <number:day/>
      <number:text>/</number:text>
      <number:month/>
      <number:text>/</number:text>
      <number:year number:style="long"/>
    </number:date-style>
    <number:number-style style:name="N10136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36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pt" number:country="BR">
      <number:day/>
      <number:text>/</number:text>
      <number:month number:textual="true"/>
      <number:text>/</number:text>
      <number:year/>
    </number:date-style>
    <number:date-style style:name="N10133" number:language="pt" number:country="BR">
      <number:day/>
      <number:text>/</number:text>
      <number:month number:textual="true"/>
    </number:date-style>
    <number:date-style style:name="N10132" number:language="pt" number:country="BR">
      <number:month number:textual="true"/>
      <number:text>/</number:text>
      <number:year/>
    </number:date-style>
    <number:time-style style:name="N10131" number:language="pt" number:country="BR">
      <number:hours/>
      <number:text>:</number:text>
      <number:minutes number:style="long"/>
      <number:text> </number:text>
      <number:am-pm/>
    </number:time-style>
    <number:time-style style:name="N10130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7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7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2P2" style:volatile="true" number:language="pt" number:country="BR">
      <number:text> </number:text>
      <number:fill-character> </number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8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18P2" style:volatile="true" number:language="pt" number:country="BR">
      <number:text> R$ </number:text>
      <number:fill-character> </number:fill-character>
      <number:text>- </number:text>
    </number:number-style>
    <number:text-style style:name="N10118" number:language="pt" number:country="B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1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4" number:language="pt" number:country="B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10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0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10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0" number:language="pt" number:country="BR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22:41:19.978000000</meta:creation-date>
    <dc:date>2024-11-26T11:02:36.018763270</dc:date>
    <meta:editing-duration>PT5H43M5S</meta:editing-duration>
    <meta:editing-cycles>39</meta:editing-cycles>
    <meta:generator>LibreOffice/7.3.7.2$Linux_X86_64 LibreOffice_project/30$Build-2</meta:generator>
    <meta:document-statistic meta:table-count="3" meta:cell-count="261" meta:object-count="0"/>
  </office:meta>
</office:document-meta>
</file>